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07dd90" officeooo:paragraph-rsid="0007dd90"/>
    </style:style>
    <style:style style:name="P8" style:family="paragraph" style:parent-style-name="Text_20_body">
      <style:text-properties officeooo:paragraph-rsid="002146c2"/>
    </style:style>
    <style:style style:name="P9" style:family="paragraph" style:parent-style-name="Text_20_body">
      <style:paragraph-properties fo:text-align="justify" style:justify-single-word="false"/>
      <style:text-properties officeooo:rsid="001ec86e" officeooo:paragraph-rsid="002146c2"/>
    </style:style>
    <style:style style:name="P10" style:family="paragraph" style:parent-style-name="Heading_20_1">
      <style:paragraph-properties fo:break-before="page"/>
      <style:text-properties officeooo:rsid="0007dd90" officeooo:paragraph-rsid="001a08a8"/>
    </style:style>
    <style:style style:name="P11" style:family="paragraph" style:parent-style-name="Heading_20_2">
      <style:paragraph-properties fo:break-before="page"/>
    </style:style>
    <style:style style:name="P12" style:family="paragraph" style:parent-style-name="Text_20_body" style:list-style-name="L1">
      <style:text-properties officeooo:paragraph-rsid="0007dd90"/>
    </style:style>
    <style:style style:name="P13" style:family="paragraph" style:parent-style-name="Text_20_body" style:list-style-name="L1">
      <style:text-properties officeooo:rsid="0007dd90" officeooo:paragraph-rsid="0007dd90"/>
    </style:style>
    <style:style style:name="P14" style:family="paragraph" style:parent-style-name="Text_20_body">
      <style:text-properties officeooo:paragraph-rsid="002146c2"/>
    </style:style>
    <style:style style:name="T1" style:family="text">
      <style:text-properties officeooo:rsid="00036993"/>
    </style:style>
    <style:style style:name="T2" style:family="text">
      <style:text-properties officeooo:rsid="0007dd90"/>
    </style:style>
    <style:style style:name="T3" style:family="text">
      <style:text-properties fo:font-weight="bold" style:font-weight-asian="bold" style:font-weight-complex="bold"/>
    </style:style>
    <style:style style:name="T4" style:family="text">
      <style:text-properties fo:font-weight="bold" officeooo:rsid="002146c2" style:font-weight-asian="bold" style:font-weight-complex="bold"/>
    </style:style>
    <style:style style:name="T5" style:family="text">
      <style:text-properties officeooo:rsid="002146c2"/>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ce6dc"/>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217_637504427"/>Prologue<text:bookmark-end text:name="__RefHeading___Toc217_637504427"/></text:h>
      <text:p text:style-name="P7">Thank you for selecting and using AutomataCI for your project. While you’re having a solid business reason to deploy AutomataCI, this specification ensures the knowledge and freedom of owning your copy of AutomataCI is preserved alongside your repository in the event of upstream failure (where the origin of AutomataCI is lost for any reason).</text:p>
      <text:p text:style-name="P7"/>
      <text:p text:style-name="P7">Should you be interested to contact my team and I at the upstream level, please feel free to visit the following portals for:</text:p>
      <text:list text:style-name="L1">
        <text:list-item>
          <text:p text:style-name="P13">Chit chat or casual discussion: <text:a xlink:type="simple" xlink:href="https://github.com/orgs/ChewKeanHo/discussions" text:style-name="Internet_20_link" text:visited-style-name="Visited_20_Internet_20_Link">https://github.com/orgs/ChewKeanHo/discussions</text:a></text:p>
        </text:list-item>
        <text:list-item>
          <text:p text:style-name="P12"><text:span text:style-name="T2">AutomataCI upstream repository: </text:span><text:a xlink:type="simple" xlink:href="https://github.com/ChewKeanHo/AutomataCI" text:style-name="Internet_20_link" text:visited-style-name="Visited_20_Internet_20_Link"><text:span text:style-name="T2">https://github.com/ChewKeanHo/AutomataCI</text:span></text:a></text:p>
        </text:list-item>
      </text:list>
      <text:p text:style-name="P8"/>
      <text:h text:style-name="Heading_20_2" text:outline-level="2"><text:bookmark-start text:name="__RefHeading___Toc2062_637504427"/>Why Another CI<text:bookmark-end text:name="__RefHeading___Toc2062_637504427"/></text:h>
      <text:p text:style-name="P9">AutomataCI was specifically built to counter supply-chain threat encountered since Year 2022 across the Internet service providers. A white paper is available for detailing of the incident and for case study education purposes is available. <text:span text:style-name="T5">(refer:</text:span> <text:a xlink:type="simple" xlink:href="https://doi.org/10.5281/zenodo.6815013" text:style-name="Internet_20_link" text:visited-style-name="Visited_20_Internet_20_Link">https://doi.org/10.5281/zenodo.6815013</text:a><text:span text:style-name="T5">)</text:span>. Ever-since the post Covid-19 pandemic, a lot of CI service providers are drastically changing their business offering to the extent of extorting their customers to either pay a very high price or close the entire project operation down.</text:p>
      <text:p text:style-name="P9"/>
      <text:p text:style-name="P9">In response to such threat, ZORALab’s Monteur (<text:a xlink:type="simple" xlink:href="https://github.com/zoralab/monteur" text:style-name="Internet_20_link" text:visited-style-name="Visited_20_Internet_20_Link">https://github.com/zoralab/monteur</text:a>) was first created to remove such a threat. <text:span text:style-name="T5">However,</text:span> it has its own flaws dealing with various OSes native functions. Hence, AutomataCI was iteratively created to resolve ZORALab’s Monteur weakness, allowing a project repository to operate without depending entirely on ZORALab’s Monteur’s executable.</text:p>
      <text:p text:style-name="P9"/>
      <text:h text:style-name="P11" text:outline-level="2">The AutomataCI Mantra</text:h>
      <text:p text:style-name="P8">The sole reason for deploying a CI from the get-go is to make sure the project life-cycle can be carried out consistently anywhere and anytime. The project is designed for both remote executions in the cloud <text:span text:style-name="T5">and even</text:span> locally. It facilitates heavier resistances and resilience to market changes without hampering the product development and production progress. Unlike other CI models, <text:span text:style-name="T6">AutomataCI favors the “semi-automatic” approach</text:span> where the automation can also be manually executed stage-by-stage or fully automated, <text:span text:style-name="T5">at will</text:span>. </text:p>
      <text:p text:style-name="P8"/>
      <text:p text:style-name="P8">This provides decent protection against ill-intent vendors from legally extorting or ransoming you via vendor locked-in and after-the-fact business changes. If a CI service provider turns the relationship sour, one can easily switch to another. Another good reason is the decoupling effect done to the CI, allowing developers to specifically test a pipeline job manually and locally.</text:p>
      <text:p text:style-name="P8"/>
      <text:h text:style-name="Heading_20_3" text:outline-level="3">Cautiously Integrating External Service Providers</text:h>
      <text:p text:style-name="P8">To counter the external CI service providers’ threatening changes, <text:span text:style-name="T3">their service’ interfaces is strictly ONLY to call AutomataCI job executions just like a regular developer does in the local machine</text:span>. Therefore, most of the time, you will be using AutomataCI’s service libraries in both of your POSIX <text:span text:style-name="T7">S</text:span>hell and PowerShell scripting instead. By deploying adapter approach, it’s easier to maintain and isolate all 3rd-party service providers without hampering the customers’ project or AutomataCI maintenance teams.</text:p>
      <text:p text:style-name="P8"/>
      <text:p text:style-name="P8">Due to the fact that CI is an important life-support system for your project, <text:span text:style-name="T3">you’re strongly advised not to use any vendor </text:span><text:span text:style-name="T4">locked-in</text:span><text:span text:style-name="T3"> API or functionalities</text:span>. Anything AutomataCI can’t do locally signaling that it is vendor locked-in solution. The more such you use, the more entangled you are; which also means the more painful for you to do immediate migration when threat suddenly appe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2</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2</text:page-number><text:s/><text:span text:style-name="MT1">of </text:span><text:page-count>2</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5H36M25S</meta:editing-duration>
    <meta:editing-cycles>19</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6:23:58.118990919</dc:date>
    <dc:creator>Kean Ho Chew</dc:creator>
    <meta:document-statistic meta:table-count="0" meta:image-count="0" meta:object-count="0" meta:page-count="2" meta:paragraph-count="19" meta:word-count="533" meta:character-count="3622" meta:non-whitespace-character-count="3113"/>
    <meta:template xlink:type="simple" xlink:actuate="onRequest" xlink:title="Official Book" xlink:href="../../templates/Book.ott" meta:date="2023-11-17T20:33:17.245827505"/>
  </office:meta>
</office:document-meta>
</file>